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dc2300" fo:font-size="12pt" fo:language="ru" fo:country="RU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fo:font-weight="bold" officeooo:paragraph-rsid="00138d7b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ru" fo:country="RU" fo:font-weight="normal" officeooo:paragraph-rsid="00137f3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ru" fo:country="RU" fo:font-weight="normal" officeooo:paragraph-rsid="00138d7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ru" fo:country="RU" fo:font-weight="normal" officeooo:paragraph-rsid="001984c7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use-window-font-color="true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use-window-font-color="true" fo:font-size="12pt" fo:language="ru" fo:country="RU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style:use-window-font-color="true" fo:font-size="12pt" fo:language="ru" fo:country="RU" fo:font-weight="bold" style:font-size-asian="10.5pt" style:font-weight-asian="bold" style:font-size-complex="12pt" style:font-weight-complex="bold"/>
    </style:style>
    <style:style style:name="P23" style:family="paragraph" style:parent-style-name="Standard">
      <style:text-properties style:use-window-font-color="true" fo:language="ru" fo:country="RU" fo:font-weight="normal" style:font-weight-asian="normal" style:font-weight-complex="normal"/>
    </style:style>
    <style:style style:name="P24" style:family="paragraph" style:parent-style-name="Table_20_Heading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25" style:family="paragraph" style:parent-style-name="Table_20_Heading">
      <style:paragraph-properties fo:text-align="start" style:justify-single-word="false"/>
      <style:text-properties fo:language="ru" fo:country="RU" fo:font-weight="normal" officeooo:paragraph-rsid="00137f33" style:font-weight-asian="normal" style:font-weight-complex="normal"/>
    </style:style>
    <style:style style:name="P26" style:family="paragraph" style:parent-style-name="Table_20_Heading">
      <style:paragraph-properties fo:text-align="start" style:justify-single-word="false"/>
      <style:text-properties fo:language="ru" fo:country="RU" fo:font-weight="normal" officeooo:paragraph-rsid="00138d7b" style:font-weight-asian="normal" style:font-weight-complex="normal"/>
    </style:style>
    <style:style style:name="P27" style:family="paragraph" style:parent-style-name="Table_20_Heading">
      <style:paragraph-properties fo:text-align="start" style:justify-single-word="false"/>
      <style:text-properties fo:language="ru" fo:country="RU" fo:font-weight="normal" officeooo:paragraph-rsid="001818c6" style:font-weight-asian="normal" style:font-weight-complex="normal"/>
    </style:style>
    <style:style style:name="P28" style:family="paragraph" style:parent-style-name="Table_20_Heading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 style:parent-style-name="Table_20_Heading">
      <style:paragraph-properties fo:text-align="start" style:justify-single-word="false"/>
      <style:text-properties fo:font-size="12pt" fo:language="ru" fo:country="RU" fo:font-weight="normal" officeooo:paragraph-rsid="00137f33" style:font-size-asian="12pt" style:font-weight-asian="normal" style:font-size-complex="12pt" style:font-weight-complex="normal"/>
    </style:style>
    <style:style style:name="P30" style:family="paragraph" style:parent-style-name="Table_20_Heading">
      <style:paragraph-properties fo:text-align="start" style:justify-single-word="false"/>
      <style:text-properties fo:font-size="12pt" fo:language="ru" fo:country="RU" fo:font-weight="normal" officeooo:paragraph-rsid="00138d7b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text-properties fo:language="ru" fo:country="RU" fo:font-weight="normal" officeooo:rsid="00137f33" officeooo:paragraph-rsid="00137f33" style:font-weight-asian="normal" style:font-weight-complex="normal"/>
    </style:style>
    <style:style style:name="P34" style:family="paragraph" style:parent-style-name="Standard" style:list-style-name="L3">
      <style:text-properties fo:language="ru" fo:country="RU" fo:font-weight="normal" officeooo:rsid="00138d7b" officeooo:paragraph-rsid="00138d7b" style:font-weight-asian="normal" style:font-weight-complex="normal"/>
    </style:style>
    <style:style style:name="P35" style:family="paragraph" style:parent-style-name="Standard" style:list-style-name="L4">
      <style:text-properties fo:language="ru" fo:country="RU" fo:font-weight="normal" style:font-weight-asian="normal" style:font-weight-complex="normal"/>
    </style:style>
    <style:style style:name="P36" style:family="paragraph" style:parent-style-name="Standard" style:list-style-name="L3">
      <style:text-properties fo:language="ru" fo:country="RU" fo:font-weight="bold" officeooo:paragraph-rsid="00137f33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8" style:family="paragraph" style:parent-style-name="Standard" style:list-style-name="L5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6">
      <style:text-properties fo:font-size="12pt" fo:language="ru" fo:country="RU" style:font-size-asian="12pt" style:font-size-complex="12pt"/>
    </style:style>
    <style:style style:name="P40" style:family="paragraph" style:parent-style-name="Table_20_Heading" style:list-style-name="L5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 style:parent-style-name="Table_20_Heading" style:list-style-name="L6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2" style:family="paragraph" style:parent-style-name="Table_20_Heading">
      <style:paragraph-properties fo:text-align="start" style:justify-single-word="false"/>
      <style:text-properties fo:font-size="12pt" fo:language="ru" fo:country="RU" fo:font-weight="normal" officeooo:paragraph-rsid="00138d7b" style:font-size-asian="12pt" style:font-weight-asian="normal" style:font-size-complex="12pt" style:font-weight-complex="normal"/>
    </style:style>
    <style:style style:name="P43" style:family="paragraph" style:parent-style-name="Table_20_Heading" style:list-style-name="L6">
      <style:paragraph-properties fo:text-align="start" style:justify-single-word="false"/>
      <style:text-properties fo:font-size="12pt" fo:language="ru" fo:country="RU" fo:font-weight="normal" officeooo:rsid="00151081" officeooo:paragraph-rsid="00151081" style:font-size-asian="12pt" style:font-weight-asian="normal" style:font-size-complex="12pt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2pt" style:font-size-asian="10.5pt" style:font-size-complex="12pt"/>
    </style:style>
    <style:style style:name="T3" style:family="text">
      <style:text-properties style:use-window-font-color="true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use-window-font-color="true" style:font-size-asian="12pt"/>
    </style:style>
    <style:style style:name="T5" style:family="text">
      <style:text-properties fo:color="#dc2300"/>
    </style:style>
    <style:style style:name="T6" style:family="text">
      <style:text-properties fo:color="#dc2300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37f33" style:font-size-asian="12pt" style:font-size-complex="12pt"/>
    </style:style>
    <style:style style:name="T10" style:family="text">
      <style:text-properties fo:font-size="12pt" officeooo:rsid="00138d7b" style:font-size-asian="12pt" style:font-size-complex="12pt"/>
    </style:style>
    <style:style style:name="T11" style:family="text">
      <style:text-properties fo:font-size="12pt" officeooo:rsid="0016b786" style:font-size-asian="12pt" style:font-size-complex="12pt"/>
    </style:style>
    <style:style style:name="T12" style:family="text">
      <style:text-properties fo:font-size="12pt" officeooo:rsid="001818c6" style:font-size-asian="12pt" style:font-size-complex="12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37f33"/>
    </style:style>
    <style:style style:name="T15" style:family="text">
      <style:text-properties officeooo:rsid="00138d7b"/>
    </style:style>
    <style:style style:name="T16" style:family="text">
      <style:text-properties officeooo:rsid="001984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Красным выделены не доработанные блоки.</text:p>
      <text:p text:style-name="P7"/>
      <text:p text:style-name="P7"/>
      <text:p text:style-name="P8">Система управления РПК. </text:p>
      <text:p text:style-name="P8">Приложение 2. Модуль.</text:p>
      <text:p text:style-name="P1"/>
      <text:p text:style-name="P1"/>
      <text:p text:style-name="P1"/>
      <text:p text:style-name="P1"><text:span text:style-name="T13"><text:tab/>Физически модуль является исполняемым файлом консольного приложения запускаемым в отдельном от других модулей процессе в адресном пространстве пользователя. </text:span><text:span text:style-name="T3">Обмен информацией между модулями происходит только через сетевые сокеты. Обмен информацией происходит по умолчанию по протоколу описанному в приложении («Приложение 11. Протокол взаимодействия </text:span><text:span text:style-name="T3">модулей</text:span><text:span text:style-name="T3">») или по дополнительному протоколу (указывается при использовании).</text:span><text:span text:style-name="T6"> </text:span><text:span text:style-name="T13">Модули могут запускаться как на одной, так и на разных машинах одновременно. </text:span></text:p>
      <text:p text:style-name="P10"><text:tab/>При старте модулю могут передаваться параметры запуска. Параметры запуска являются параметрами командной строки. Параметры состоят из названия и текстовой строки значения. Название <text:s/>параметра начинается с символа '-' перед которым стоит пробел. <text:s/>Название и текстовая <text:s/>строка значения параметра разделяться одним или несколькими пробелами. Текстовая строка значения параметра может отсутствовать. </text:p>
      <text:p text:style-name="P2"><text:tab/>После старта модуль читает конфигурацию из своего файла конфигурации. Формат файла конфигурации описан в приложении («Приложение 2_1. Модуль. Файл конфигурации»). При установке системы для каждого модуля создается два файла конфигурации равных по содержимому. Один из файлов никогда не изменяется и служит для восстановления конфигурации модуля в начальное состояние, второй файл может изменятся и является рабочим файлом модуля из которого модуль получает свою конфигурацию.</text:p>
      <text:p text:style-name="P2"/>
      <text:p text:style-name="P2"><text:tab/>Модуль состоит из трех частей: блока диспетчера, сервера и <text:span text:style-name="T2">основного кода. Части модуля работают в отдельных потоках. Каждая часть может дополнительно создавать свои потоки.</text:span></text:p>
      <text:p text:style-name="P2"/>
      <text:p text:style-name="P4">Блок диспетчера</text:p>
      <text:p text:style-name="P19"/>
      <text:p text:style-name="P9"><text:span text:style-name="T1"><text:tab/>Блок диспетчера получает количество потоков в модуле и инициализирует свой счетчик потоков этим значением; открывает UDP сокет; запускает таймер. Блок диспетчера содержит потокобезопасный метод который вызывается из потоков модуля и устанавливает признак вызова для потока. Если таймер истек и все признаки вызова установлены (контролируется по своему счетчику потоков), то посылается сообщение диспетчеру (формат <text:s/>в приложении </text:span><text:span text:style-name="T4">(«Приложение 3_1. Модули. Диспетчер. Протокол слежения.»))</text:span><text:span text:style-name="T1">, таймер и признаки вызова сбрасываются.</text:span></text:p>
      <text:p text:style-name="P5"/>
      <text:p text:style-name="P4">Сервер</text:p>
      <text:p text:style-name="P4"/>
      <text:p text:style-name="P19"><text:tab/>Сервер <text:tab/>описан в приложении («Приложение 2_1. Модуль. Сервер.»)</text:p>
      <text:p text:style-name="P19"/>
      <text:p text:style-name="P4">Основной код</text:p>
      <text:p text:style-name="P13"/>
      <text:p text:style-name="P13"><text:tab/>Общий основной код выполняет инициализацию и финализацию модуля, и функции специфические для модуля.</text:p>
      <text:p text:style-name="P13"/>
      <text:p text:style-name="P13"/>
      <text:p text:style-name="P6">Сайт (общее для всех модулей)</text:p>
      <text:p text:style-name="P23"/>
      <text:p text:style-name="P23"><text:tab/>Ресурсы могут быть двух типов реальные (файлы в директории Site) и виртуальные (не являющиеся файлами. Представляют собой команды интерпретируемые специфической для модуля частью сервера). </text:p>
      <text:p text:style-name="P20"/>
      <text:p text:style-name="P21"><text:tab/>Общие ресурсы сайтов модулей:</text:p>
      <text:p text:style-name="P18"/>
      <text:list xml:id="list4053588246541684473" text:style-name="L1">
        <text:list-item>
          <text:p text:style-name="P31"><text:soft-page-break/>getConfigFile</text:p>
        </text:list-item>
        <text:list-item>
          <text:p text:style-name="P31">putConfigFile</text:p>
        </text:list-item>
        <text:list-item>
          <text:p text:style-name="P31">restoreConfigFile</text:p>
        </text:list-item>
      </text:list>
      <text:p text:style-name="P18"/>
      <text:p text:style-name="P18"/>
      <text:p text:style-name="P18"><text:tab/><text:tab/><text:span text:style-name="T7">getConfigFile</text:span></text:p>
      <text:p text:style-name="P18"/>
      <text:p text:style-name="P18"><text:tab/><text:tab/><text:tab/>Тип ресурса: виртуальный</text:p>
      <text:p text:style-name="P18"/>
      <text:p text:style-name="P18"><text:tab/><text:tab/><text:tab/>Запросы: </text:p>
      <text:p text:style-name="P18"><text:tab/><text:tab/><text:tab/><text:tab/></text:p>
      <text:p text:style-name="P18"><text:tab/><text:tab/><text:tab/><text:tab/>GET, HEAD</text:p>
      <text:p text:style-name="P18"><text:tab/><text:tab/><text:tab/><text:tab/></text:p>
      <text:p text:style-name="P18"><text:tab/><text:tab/><text:tab/>Функциональность:</text:p>
      <text:p text:style-name="P18"><text:tab/><text:tab/><text:tab/></text:p>
      <text:p text:style-name="P18"><text:tab/><text:tab/><text:tab/><text:tab/>Нет</text:p>
      <text:p text:style-name="P18"/>
      <text:p text:style-name="P18"><text:tab/><text:tab/><text:tab/>Ответ:</text:p>
      <text:p text:style-name="P18"/>
      <text:p text:style-name="P18"><text:tab/><text:tab/><text:tab/><text:tab/>Выдается содержимое файла конфигурации модуля. </text:p>
      <text:p text:style-name="P18"/>
      <text:p text:style-name="P18"/>
      <text:p text:style-name="P18"><text:tab/><text:tab/><text:span text:style-name="T7">putConfigFile</text:span></text:p>
      <text:p text:style-name="P18"/>
      <text:p text:style-name="P18"><text:tab/><text:tab/><text:tab/>Тип ресурса: виртуальный</text:p>
      <text:p text:style-name="P18"/>
      <text:p text:style-name="P18"><text:tab/><text:tab/><text:tab/>Запросы: </text:p>
      <text:p text:style-name="P18"/>
      <text:p text:style-name="P18"><text:tab/><text:tab/><text:tab/><text:tab/>POST</text:p>
      <text:p text:style-name="P18"/>
      <text:p text:style-name="P18"><text:tab/><text:tab/><text:tab/><text:tab/><text:span text:style-name="T5">Описание параметров запроса.</text:span></text:p>
      <text:p text:style-name="P18"/>
      <text:p text:style-name="P18"><text:tab/><text:tab/><text:tab/>Функциональность:</text:p>
      <text:p text:style-name="P18"/>
      <text:p text:style-name="P18"><text:tab/><text:tab/><text:tab/><text:tab/>Нет</text:p>
      <text:p text:style-name="P18"/>
      <text:p text:style-name="P18"><text:tab/><text:tab/><text:tab/>Ответ:</text:p>
      <text:p text:style-name="P18"><text:tab/></text:p>
      <text:p text:style-name="P18"><text:tab/><text:tab/><text:tab/><text:tab/>Результат запроса определяется по статус-коду ответа: </text:p>
      <text:p text:style-name="P18"/>
      <text:list xml:id="list8181301126157533588" text:style-name="L2">
        <text:list-item>
          <text:p text:style-name="P32">200 - выполнено</text:p>
        </text:list-item>
        <text:list-item>
          <text:p text:style-name="P32">500 - не выполнено. Дополнительный код ошибки и текстовое описание в заголовке «FR_PUT_CONFIG_FILE_ERROR: код_ошибки текстовое_описание»</text:p>
        </text:list-item>
      </text:list>
      <text:p text:style-name="P22"/>
      <text:p text:style-name="P22"/>
      <text:p text:style-name="P22"><text:tab/><text:tab/>restoreConfigFile</text:p>
      <text:p text:style-name="P18"/>
      <text:p text:style-name="P18"><text:tab/><text:tab/><text:tab/>Тип ресурса: виртуальный</text:p>
      <text:p text:style-name="P18"/>
      <text:p text:style-name="P18"><text:tab/><text:tab/><text:tab/>Запросы: </text:p>
      <text:p text:style-name="P18"><text:tab/><text:tab/><text:tab/><text:tab/></text:p>
      <text:p text:style-name="P18"><text:tab/><text:tab/><text:tab/><text:tab/>GET, HEAD</text:p>
      <text:p text:style-name="P18"><text:tab/><text:tab/><text:tab/><text:tab/></text:p>
      <text:p text:style-name="P18"><text:tab/><text:tab/><text:tab/>Функциональность:</text:p>
      <text:p text:style-name="P18"><text:tab/><text:tab/><text:tab/></text:p>
      <text:p text:style-name="P18"><text:tab/><text:tab/><text:tab/><text:tab/>Заменяет рабочий файл конфигурации модуля файлом по умолчанию.</text:p>
      <text:p text:style-name="P18"><text:soft-page-break/></text:p>
      <text:p text:style-name="P18"><text:tab/><text:tab/><text:tab/>Ответ:</text:p>
      <text:p text:style-name="P18"/>
      <text:p text:style-name="P18"><text:tab/><text:tab/><text:tab/><text:tab/>Результат запроса определяется по статус-коду ответа: </text:p>
      <text:p text:style-name="P18"/>
      <text:list xml:id="list498140199" text:continue-numbering="true" text:style-name="L2">
        <text:list-item>
          <text:p text:style-name="P32">200 - выполнено</text:p>
        </text:list-item>
        <text:list-item>
          <text:p text:style-name="P32">500 - не выполнено. Дополнительный код ошибки и текстовое описание в заголовке «FR_PUT_CONFIG_FILE_ERROR: код_ошибки текстовое_описание»</text:p>
        </text:list-item>
      </text:list>
      <text:p text:style-name="P18"/>
      <text:p text:style-name="P18"/>
      <text:p text:style-name="P6">Параметры запуска (общие для всех модулей)</text:p>
      <text:p text:style-name="P4"/>
      <text:list xml:id="list1556563120584153735" text:style-name="L3">
        <text:list-item>
          <text:p text:style-name="P33">name</text:p>
        </text:list-item>
        <text:list-item>
          <text:p text:style-name="P34">config_file</text:p>
          <text:p text:style-name="P36"/>
        </text:list-item>
      </text:list>
      <text:p text:style-name="P11"><text:tab/><text:tab/></text:p>
      <text:p text:style-name="P12"><text:tab/><text:tab/><text:span text:style-name="T14">name</text:span></text:p>
      <text:p text:style-name="P16"/>
      <text:p text:style-name="P26"><text:tab/><text:tab/><text:tab/><text:span text:style-name="T9">имя модуля</text:span></text:p>
      <text:p text:style-name="P30"/>
      <text:p text:style-name="P12"><text:tab/><text:tab/><text:span text:style-name="T15">config_file</text:span></text:p>
      <text:p text:style-name="P16"/>
      <text:p text:style-name="P26"><text:tab/><text:tab/><text:tab/><text:span text:style-name="T9">имя </text:span><text:span text:style-name="T10">файла конфигурации модуля</text:span></text:p>
      <text:p text:style-name="P30"/>
      <text:p text:style-name="P29"/>
      <text:p text:style-name="P6">Файл конфигурации (общие для всех модулей)</text:p>
      <text:p text:style-name="P5"/>
      <text:p text:style-name="P3"><text:tab/><text:span text:style-name="T7">Элементы:</text:span></text:p>
      <text:p text:style-name="P5"/>
      <text:list xml:id="list3773274825295485564" text:style-name="L4">
        <text:list-item>
          <text:p text:style-name="P35">server</text:p>
        </text:list-item>
        <text:list-item>
          <text:p text:style-name="P35">dispatcher</text:p>
        </text:list-item>
        <text:list-item>
          <text:p text:style-name="P35">log</text:p>
        </text:list-item>
      </text:list>
      <text:p text:style-name="P4"/>
      <text:p text:style-name="P11"/>
      <text:p text:style-name="P11"><text:tab/><text:tab/>server</text:p>
      <text:p text:style-name="P14"/>
      <text:p text:style-name="P24"><text:tab/><text:tab/><text:tab/>Назначение:</text:p>
      <text:p text:style-name="P24"><text:tab/></text:p>
      <text:p text:style-name="P24"><text:tab/><text:tab/><text:tab/><text:tab/><text:span text:style-name="T8">группирует элементы относящиеся к серверу модуля</text:span></text:p>
      <text:p text:style-name="P28"/>
      <text:p text:style-name="P24"><text:tab/><text:tab/><text:tab/>Атрибуты:</text:p>
      <text:p text:style-name="P24"/>
      <text:list xml:id="list6006603961826542671" text:style-name="L5">
        <text:list-item>
          <text:p text:style-name="P40">ip<text:tab/><text:tab/>-<text:tab/>IP адрес на котором работает сервер модуля</text:p>
        </text:list-item>
        <text:list-item>
          <text:p text:style-name="P38">port<text:tab/><text:tab/>-<text:tab/>порт на котором работает сервер модуляы</text:p>
        </text:list-item>
      </text:list>
      <text:p text:style-name="P28"/>
      <text:p text:style-name="P24"><text:tab/><text:tab/><text:tab/>Пример:</text:p>
      <text:p text:style-name="P24"><text:tab/><text:tab/></text:p>
      <text:p text:style-name="P14"><text:tab/><text:tab/><text:tab/><text:tab/>&lt;server ip=«192.168.0.1» port=«1284»/&gt;<text:tab/></text:p>
      <text:p text:style-name="P24"/>
      <text:p text:style-name="P24"/>
      <text:p text:style-name="P11"><text:tab/><text:tab/>dispatcher</text:p>
      <text:p text:style-name="P14"/>
      <text:p text:style-name="P24"><text:tab/><text:tab/><text:tab/>Назначение:</text:p>
      <text:p text:style-name="P24"><text:tab/></text:p>
      <text:p text:style-name="P27"><text:tab/><text:tab/><text:tab/><text:tab/><text:span text:style-name="T8">Задает диспетчера, который следит за модулем. Узел задается атрибутом </text:span><text:span text:style-name="T12">ip</text:span><text:span text:style-name="T8"> и номером </text:span><text:soft-page-break/><text:span text:style-name="T8">порта.</text:span></text:p>
      <text:p text:style-name="P28"/>
      <text:p text:style-name="P24"><text:tab/><text:tab/><text:tab/>Атрибуты:</text:p>
      <text:p text:style-name="P24"/>
      <text:list xml:id="list4575294624847655812" text:style-name="L6">
        <text:list-item>
          <text:p text:style-name="P39">ip<text:tab/><text:tab/><text:tab/>-<text:tab/>ip адрес узла </text:p>
        </text:list-item>
        <text:list-item>
          <text:p text:style-name="P41">port<text:tab/><text:tab/><text:tab/>-<text:tab/>номер порта</text:p>
        </text:list-item>
        <text:list-item>
          <text:p text:style-name="P43">time_out<text:tab/>-<text:tab/>период в секундах между отправками пакета диспетчеру</text:p>
        </text:list-item>
      </text:list>
      <text:p text:style-name="P28"/>
      <text:p text:style-name="P24"><text:tab/><text:tab/><text:tab/>Пример:</text:p>
      <text:p text:style-name="P24"><text:tab/><text:tab/></text:p>
      <text:p text:style-name="P17"><text:tab/><text:tab/><text:tab/><text:tab/>&lt;dispatcher ip=«192.168.0.1» port=«9856» <text:span text:style-name="T16">time_out=«</text:span><text:span text:style-name="T16">12» </text:span>/&gt;<text:tab/></text:p>
      <text:p text:style-name="P24"/>
      <text:p text:style-name="P11"><text:tab/><text:tab/>log</text:p>
      <text:p text:style-name="P14"/>
      <text:p text:style-name="P24"><text:tab/><text:tab/><text:tab/>Назначение:</text:p>
      <text:p text:style-name="P24"><text:tab/></text:p>
      <text:p text:style-name="P24"><text:tab/><text:tab/><text:tab/><text:tab/><text:span text:style-name="T8">Задает журнал. Журнал задается атрибутом </text:span><text:span text:style-name="T11">ip</text:span><text:span text:style-name="T8"> и номером порта. Параметр не применяется для модуля «Журнал»</text:span></text:p>
      <text:p text:style-name="P28"/>
      <text:p text:style-name="P24"><text:tab/><text:tab/><text:tab/>Атрибуты:</text:p>
      <text:p text:style-name="P24"/>
      <text:list xml:id="list1429347762" text:continue-numbering="true" text:style-name="L6">
        <text:list-item>
          <text:p text:style-name="P39">ip<text:tab/>-<text:tab/>ip адрес узла </text:p>
        </text:list-item>
        <text:list-item>
          <text:p text:style-name="P41">port<text:tab/>-<text:tab/>номер порта</text:p>
        </text:list-item>
      </text:list>
      <text:p text:style-name="P28"/>
      <text:p text:style-name="P24"><text:tab/><text:tab/><text:tab/>Пример:</text:p>
      <text:p text:style-name="P24"><text:tab/><text:tab/></text:p>
      <text:p text:style-name="P14"><text:tab/><text:tab/><text:tab/><text:tab/>&lt;log ip=«192.168.0.1» port=«9856» /&gt;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</meta:initial-creator>
    <meta:creation-date>2013-03-10T02:32:36</meta:creation-date>
    <dc:date>2013-04-23T16:34:45</dc:date>
    <dc:creator>ilja </dc:creator>
    <meta:editing-duration>PT23H8M</meta:editing-duration>
    <meta:editing-cycles>363</meta:editing-cycles>
    <meta:generator>LibreOffice/4.0.1.2$Linux_X86_64 LibreOffice_project/84102822e3d61eb989ddd325abf1ac077904985</meta:generator>
    <meta:printed-by>ilja </meta:printed-by>
    <meta:print-date>2013-03-21T11:20:03</meta:print-date>
    <meta:document-statistic meta:table-count="0" meta:image-count="0" meta:object-count="0" meta:page-count="4" meta:paragraph-count="100" meta:word-count="575" meta:character-count="4534" meta:non-whitespace-character-count="3845"/>
  </office:meta>
</office:document-meta>
</file>